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color="#ce181e" fo:font-size="25pt" officeooo:rsid="0014805b" officeooo:paragraph-rsid="0014805b" style:font-size-asian="21.8500003814697pt" style:font-size-complex="25pt"/>
    </style:style>
    <style:style style:name="P3" style:family="paragraph" style:parent-style-name="Standard">
      <style:text-properties fo:color="#000000" fo:font-size="25pt" officeooo:rsid="0014805b" officeooo:paragraph-rsid="0014805b" style:font-size-asian="21.8500003814697pt" style:font-size-complex="25pt"/>
    </style:style>
    <style:style style:name="P4" style:family="paragraph" style:parent-style-name="Standard">
      <style:text-properties fo:color="#000000" fo:font-size="25pt" officeooo:rsid="001608bf" officeooo:paragraph-rsid="001608bf" style:font-size-asian="21.8500003814697pt" style:font-size-complex="25pt"/>
    </style:style>
    <style:style style:name="P5" style:family="paragraph" style:parent-style-name="Standard">
      <style:text-properties officeooo:paragraph-rsid="0014805b"/>
    </style:style>
    <style:style style:name="T1" style:family="text">
      <style:text-properties fo:font-size="40pt" officeooo:rsid="0014805b" style:font-size-asian="35pt" style:font-size-complex="40pt"/>
    </style:style>
    <style:style style:name="T2" style:family="text">
      <style:text-properties fo:color="#000000" fo:font-size="25pt" officeooo:rsid="0014805b" style:font-size-asian="21.8500003814697pt" style:font-size-complex="25pt"/>
    </style:style>
    <style:style style:name="T3" style:family="text">
      <style:text-properties fo:color="#000000" fo:font-size="40pt" officeooo:rsid="0014805b" style:font-size-asian="35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span text:style-name="T1">Phase 2<text:tab/><text:tab/><text:tab/></text:span></text:p>
      <text:p text:style-name="P2">Client funktionstauglich machen</text:p>
      <text:p text:style-name="P3"/>
      <text:p text:style-name="P3">1.<text:tab/><text:tab/>Datei splitten</text:p>
      <text:p text:style-name="P3">2. <text:tab/>Automatisches Anlegen von Tabellen für bis zu 8 Spielern</text:p>
      <text:p text:style-name="P3">3.<text:tab/><text:tab/>Buttons einfügen und überarbeiten</text:p>
      <text:p text:style-name="P5"><text:span text:style-name="T2">4.<text:tab/><text:tab/>Layout – Tabelle überarbeiten</text:span></text:p>
      <text:p text:style-name="P5"><text:span text:style-name="T3"/></text:p>
      <text:p text:style-name="P1"><text:span text:style-name="T1"><text:tab/><text:tab/>Phase 3</text:span></text:p>
      <text:p text:style-name="P2">Serveranwendung</text:p>
      <text:p text:style-name="P3">1.<text:tab/><text:tab/>Datenbank/Server erstellen</text:p>
      <text:p text:style-name="P3">2.<text:tab/><text:tab/>Verbindung – Client → Server</text:p>
      <text:p text:style-name="P3">3.<text:tab/><text:tab/>Daten → Datenbank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1:50:14.565797500</meta:creation-date>
    <dc:date>2019-06-18T13:27:42.625852972</dc:date>
    <meta:editing-duration>PT1H7M7S</meta:editing-duration>
    <meta:editing-cycles>1</meta:editing-cycles>
    <meta:document-statistic meta:table-count="0" meta:image-count="0" meta:object-count="0" meta:page-count="1" meta:paragraph-count="11" meta:word-count="42" meta:character-count="298" meta:non-whitespace-character-count="251"/>
    <meta:generator>LibreOffice/6.0.3.2$Linux_X86_64 LibreOffice_project/00m0$Build-2</meta:generator>
  </office:meta>
</office:document-meta>
</file>